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3.4cm" svg:height="1.2cm" svg:x="2.6cm" svg:y="3.7cm">
          <text:p text:style-name="P1">学生登录</text:p>
        </draw:rect>
        <draw:ellipse draw:style-name="gr1" draw:text-style-name="P1" draw:layer="layout" svg:width="2.3cm" svg:height="1.5cm" svg:x="5.2cm" svg:y="1.1cm">
          <text:p text:style-name="P1">密码</text:p>
        </draw:ellipse>
        <draw:ellipse draw:style-name="gr1" draw:text-style-name="P1" draw:layer="layout" svg:width="2.2cm" svg:height="1.5cm" svg:x="1.1cm" svg:y="1.3cm">
          <text:p text:style-name="P1">学号</text:p>
        </draw:ellipse>
        <draw:line draw:style-name="gr2" draw:text-style-name="P1" draw:layer="layout" svg:x1="2.6cm" svg:y1="2.8cm" svg:x2="3.9cm" svg:y2="3.7cm">
          <text:p/>
        </draw:line>
        <draw:line draw:style-name="gr2" draw:text-style-name="P1" draw:layer="layout" svg:x1="6.2cm" svg:y1="2.6cm" svg:x2="4.6cm" svg:y2="3.7cm">
          <text:p/>
        </draw:line>
        <draw:rect draw:style-name="gr1" draw:text-style-name="P1" draw:layer="layout" svg:width="3.6cm" svg:height="1.2cm" svg:x="8.9cm" svg:y="6.6cm">
          <text:p text:style-name="P1">学生档案</text:p>
        </draw:rect>
        <draw:ellipse draw:style-name="gr1" draw:text-style-name="P1" draw:layer="layout" svg:width="2.6cm" svg:height="1.8cm" svg:x="11.9cm" svg:y="3.9cm">
          <text:p text:style-name="P1">学号</text:p>
        </draw:ellipse>
        <draw:ellipse draw:style-name="gr1" draw:text-style-name="P1" draw:layer="layout" svg:width="2.6cm" svg:height="1.7cm" svg:x="5.4cm" svg:y="5.1cm">
          <text:p text:style-name="P1">姓名</text:p>
        </draw:ellipse>
        <draw:ellipse draw:style-name="gr1" draw:text-style-name="P1" draw:layer="layout" svg:width="2.7cm" svg:height="1.7cm" svg:x="12cm" svg:y="9.1cm">
          <text:p text:style-name="P1">身份证号</text:p>
        </draw:ellipse>
        <draw:ellipse draw:style-name="gr1" draw:text-style-name="P1" draw:layer="layout" svg:width="2.4cm" svg:height="1.6cm" svg:x="14cm" svg:y="5.6cm">
          <text:p text:style-name="P1">专业</text:p>
        </draw:ellipse>
        <draw:ellipse draw:style-name="gr1" draw:text-style-name="P1" draw:layer="layout" svg:width="2.6cm" svg:height="1.8cm" svg:x="9cm" svg:y="9cm">
          <text:p text:style-name="P1">联系电话</text:p>
        </draw:ellipse>
        <draw:ellipse draw:style-name="gr1" draw:text-style-name="P1" draw:layer="layout" svg:width="2.8cm" svg:height="1.8cm" svg:x="5.7cm" svg:y="9.1cm">
          <text:p text:style-name="P1">电子邮箱</text:p>
        </draw:ellipse>
        <draw:ellipse draw:style-name="gr1" draw:text-style-name="P1" draw:layer="layout" svg:width="2.6cm" svg:height="1.8cm" svg:x="3.8cm" svg:y="7.2cm">
          <text:p text:style-name="P1">提示问题</text:p>
        </draw:ellipse>
        <draw:ellipse draw:style-name="gr1" draw:text-style-name="P1" draw:layer="layout" svg:width="2.5cm" svg:height="1.8cm" svg:x="15.1cm" svg:y="7.8cm">
          <text:p text:style-name="P1">问题答案</text:p>
        </draw:ellipse>
        <draw:ellipse draw:style-name="gr1" draw:text-style-name="P1" draw:layer="layout" svg:width="2.5cm" svg:height="1.7cm" svg:x="9cm" svg:y="4.1cm">
          <text:p text:style-name="P1">性别</text:p>
        </draw:ellipse>
        <draw:line draw:style-name="gr2" draw:text-style-name="P1" draw:layer="layout" svg:x1="12.9cm" svg:y1="9.1cm" svg:x2="11.6cm" svg:y2="7.8cm">
          <text:p/>
        </draw:line>
        <draw:line draw:style-name="gr2" draw:text-style-name="P1" draw:layer="layout" svg:x1="10.2cm" svg:y1="7.8cm" svg:x2="10.4cm" svg:y2="8.9cm">
          <text:p/>
        </draw:line>
        <draw:line draw:style-name="gr2" draw:text-style-name="P1" draw:layer="layout" svg:x1="7.7cm" svg:y1="9.1cm" svg:x2="9.5cm" svg:y2="7.8cm">
          <text:p/>
        </draw:line>
        <draw:line draw:style-name="gr2" draw:text-style-name="P1" draw:layer="layout" svg:x1="6.4cm" svg:y1="8.1cm" svg:x2="8.9cm" svg:y2="7.2cm">
          <text:p/>
        </draw:line>
        <draw:line draw:style-name="gr2" draw:text-style-name="P1" draw:layer="layout" svg:x1="7.8cm" svg:y1="6.3cm" svg:x2="9.3cm" svg:y2="6.6cm">
          <text:p/>
        </draw:line>
        <draw:line draw:style-name="gr2" draw:text-style-name="P1" draw:layer="layout" svg:x1="10.4cm" svg:y1="5.8cm" svg:x2="10.2cm" svg:y2="6.6cm">
          <text:p/>
        </draw:line>
        <draw:line draw:style-name="gr2" draw:text-style-name="P1" draw:layer="layout" svg:x1="12.6cm" svg:y1="5.6cm" svg:x2="11.7cm" svg:y2="6.5cm">
          <text:p/>
        </draw:line>
        <draw:line draw:style-name="gr2" draw:text-style-name="P1" draw:layer="layout" svg:x1="14.1cm" svg:y1="6.6cm" svg:x2="12.5cm" svg:y2="6.9cm">
          <text:p/>
        </draw:line>
        <draw:line draw:style-name="gr2" draw:text-style-name="P1" draw:layer="layout" svg:x1="15.1cm" svg:y1="8.6cm" svg:x2="12.5cm" svg:y2="7.7cm">
          <text:p/>
        </draw:line>
        <draw:rect draw:style-name="gr1" draw:text-style-name="P1" draw:layer="layout" svg:width="3.4cm" svg:height="1.4cm" svg:x="16.2cm" svg:y="3.3cm">
          <text:p text:style-name="P1">管理员</text:p>
        </draw:rect>
        <draw:ellipse draw:style-name="gr1" draw:text-style-name="P1" draw:layer="layout" svg:width="2.4cm" svg:height="1.5cm" svg:x="17.4cm" svg:y="1.2cm">
          <text:p text:style-name="P1">帐号</text:p>
        </draw:ellipse>
        <draw:ellipse draw:style-name="gr1" draw:text-style-name="P1" draw:layer="layout" svg:width="2.4cm" svg:height="1.5cm" svg:x="17.4cm" svg:y="5.2cm">
          <text:p text:style-name="P1">密码</text:p>
        </draw:ellipse>
        <draw:line draw:style-name="gr2" draw:text-style-name="P1" draw:layer="layout" svg:x1="18.3cm" svg:y1="2.7cm" svg:x2="18.4cm" svg:y2="3.4cm">
          <text:p/>
        </draw:line>
        <draw:line draw:style-name="gr2" draw:text-style-name="P1" draw:layer="layout" svg:x1="18.52cm" svg:y1="5.18cm" svg:x2="18.32cm" svg:y2="4.68cm">
          <text:p/>
        </draw:line>
        <draw:rect draw:style-name="gr1" draw:text-style-name="P1" draw:layer="layout" svg:width="3.6cm" svg:height="1.3cm" svg:x="1cm" svg:y="13cm">
          <text:p text:style-name="P1">试卷</text:p>
        </draw:rect>
        <draw:ellipse draw:style-name="gr1" draw:text-style-name="P1" draw:layer="layout" svg:width="2.6cm" svg:height="1.6cm" svg:x="3.1cm" svg:y="11.1cm">
          <text:p text:style-name="P1">试卷名称</text:p>
        </draw:ellipse>
        <draw:ellipse draw:style-name="gr1" draw:text-style-name="P1" draw:layer="layout" svg:width="2.9cm" svg:height="1.6cm" svg:x="1cm" svg:y="9.2cm">
          <text:p text:style-name="P1">所属课程</text:p>
        </draw:ellipse>
        <draw:rect draw:style-name="gr1" draw:text-style-name="P1" draw:layer="layout" svg:width="3.7cm" svg:height="1.5cm" svg:x="14.6cm" svg:y="13cm">
          <text:p text:style-name="P1">课程</text:p>
        </draw:rect>
        <draw:ellipse draw:style-name="gr1" draw:text-style-name="P1" draw:layer="layout" svg:width="2.8cm" svg:height="1.7cm" svg:x="14cm" svg:y="10.6cm">
          <text:p text:style-name="P1">课程名称</text:p>
        </draw:ellipse>
        <draw:line draw:style-name="gr2" draw:text-style-name="P1" draw:layer="layout" svg:x1="15.5cm" svg:y1="12.3cm" svg:x2="15.6cm" svg:y2="13cm">
          <text:p/>
        </draw:line>
        <draw:ellipse draw:style-name="gr1" draw:text-style-name="P1" draw:layer="layout" svg:width="2.7cm" svg:height="1.5cm" svg:x="17.3cm" svg:y="10.8cm">
          <text:p text:style-name="P1">课程号</text:p>
        </draw:ellipse>
        <draw:line draw:style-name="gr2" draw:text-style-name="P1" draw:layer="layout" svg:x1="18.1cm" svg:y1="12.2cm" svg:x2="17.9cm" svg:y2="13cm">
          <text:p/>
        </draw:line>
        <draw:rect draw:style-name="gr1" draw:text-style-name="P1" draw:layer="layout" svg:width="4cm" svg:height="1.5cm" svg:x="4.6cm" svg:y="16.7cm">
          <text:p text:style-name="P1">成绩</text:p>
        </draw:rect>
        <draw:ellipse draw:style-name="gr1" draw:text-style-name="P1" draw:layer="layout" svg:width="2.5cm" svg:height="1.6cm" svg:x="4.3cm" svg:y="14.2cm">
          <text:p text:style-name="P1">记录号码</text:p>
        </draw:ellipse>
        <draw:ellipse draw:style-name="gr1" draw:text-style-name="P1" draw:layer="layout" svg:width="2.7cm" svg:height="1.4cm" svg:x="7.1cm" svg:y="14.5cm">
          <text:p text:style-name="P1">学号</text:p>
        </draw:ellipse>
        <draw:ellipse draw:style-name="gr1" draw:text-style-name="P1" draw:layer="layout" svg:width="2.9cm" svg:height="1.5cm" svg:x="9cm" svg:y="16.9cm">
          <text:p text:style-name="P1">课程号</text:p>
        </draw:ellipse>
        <draw:ellipse draw:style-name="gr1" draw:text-style-name="P1" draw:layer="layout" svg:width="2.9cm" svg:height="1.4cm" svg:x="5.8cm" svg:y="19.1cm">
          <text:p text:style-name="P1">总分数</text:p>
        </draw:ellipse>
        <draw:ellipse draw:style-name="gr1" draw:text-style-name="P1" draw:layer="layout" svg:width="2.8cm" svg:height="1.5cm" svg:x="9.4cm" svg:y="18.9cm">
          <text:p text:style-name="P1">多选分数</text:p>
        </draw:ellipse>
        <draw:ellipse draw:style-name="gr1" draw:text-style-name="P1" draw:layer="layout" svg:width="2.9cm" svg:height="1.7cm" svg:x="1.2cm" svg:y="16.7cm">
          <text:p text:style-name="P1">单选分数</text:p>
        </draw:ellipse>
        <draw:ellipse draw:style-name="gr1" draw:text-style-name="P1" draw:layer="layout" svg:width="2.7cm" svg:height="1.6cm" svg:x="2.8cm" svg:y="18.8cm">
          <text:p text:style-name="P1">添加时间</text:p>
        </draw:ellipse>
        <draw:line draw:style-name="gr2" draw:text-style-name="P1" draw:layer="layout" svg:x1="8.2cm" svg:y1="15.9cm" svg:x2="7.9cm" svg:y2="16.7cm">
          <text:p/>
        </draw:line>
        <draw:line draw:style-name="gr2" draw:text-style-name="P1" draw:layer="layout" svg:x1="5.7cm" svg:y1="15.8cm" svg:x2="6cm" svg:y2="16.7cm">
          <text:p/>
        </draw:line>
        <draw:line draw:style-name="gr2" draw:text-style-name="P1" draw:layer="layout" svg:x1="4.1cm" svg:y1="17.4cm" svg:x2="4.6cm" svg:y2="17.4cm">
          <text:p/>
        </draw:line>
        <draw:line draw:style-name="gr2" draw:text-style-name="P1" draw:layer="layout" svg:x1="9.1cm" svg:y1="17.6cm" svg:x2="8.5cm" svg:y2="17.6cm">
          <text:p/>
        </draw:line>
        <draw:line draw:style-name="gr2" draw:text-style-name="P1" draw:layer="layout" svg:x1="9.7cm" svg:y1="19.2cm" svg:x2="8.2cm" svg:y2="18.2cm">
          <text:p/>
        </draw:line>
        <draw:line draw:style-name="gr2" draw:text-style-name="P1" draw:layer="layout" svg:x1="7.5cm" svg:y1="19.2cm" svg:x2="7.6cm" svg:y2="18.2cm">
          <text:p/>
        </draw:line>
        <draw:line draw:style-name="gr2" draw:text-style-name="P1" draw:layer="layout" svg:x1="4.7cm" svg:y1="18.8cm" svg:x2="5.1cm" svg:y2="18.2cm">
          <text:p/>
        </draw:line>
        <draw:rect draw:style-name="gr1" draw:text-style-name="P1" draw:layer="layout" svg:width="4.6cm" svg:height="1.6cm" svg:x="7.9cm" svg:y="23.2cm">
          <text:p text:style-name="P1">题目</text:p>
        </draw:rect>
        <draw:ellipse draw:style-name="gr1" draw:text-style-name="P1" draw:layer="layout" svg:width="2.6cm" svg:height="1.5cm" svg:x="15.6cm" svg:y="20.9cm">
          <text:p text:style-name="P1">所属课程</text:p>
        </draw:ellipse>
        <draw:ellipse draw:style-name="gr1" draw:text-style-name="P1" draw:layer="layout" svg:width="2.7cm" svg:height="1.5cm" svg:x="15.6cm" svg:y="23.3cm">
          <text:p text:style-name="P1">所属试卷</text:p>
        </draw:ellipse>
        <draw:ellipse draw:style-name="gr1" draw:text-style-name="P1" draw:layer="layout" svg:width="2.6cm" svg:height="1.7cm" svg:x="12.5cm" svg:y="21cm">
          <text:p text:style-name="P1">添加时间</text:p>
        </draw:ellipse>
        <draw:ellipse draw:style-name="gr1" draw:text-style-name="P1" draw:layer="layout" svg:width="2.8cm" svg:height="1.7cm" svg:x="15.8cm" svg:y="25.6cm">
          <text:p text:style-name="P1">选项A</text:p>
        </draw:ellipse>
        <draw:ellipse draw:style-name="gr1" draw:text-style-name="P1" draw:layer="layout" svg:width="2.8cm" svg:height="1.7cm" svg:x="12.4cm" svg:y="25.5cm">
          <text:p text:style-name="P1">选项B</text:p>
        </draw:ellipse>
        <draw:ellipse draw:style-name="gr1" draw:text-style-name="P1" draw:layer="layout" svg:width="3cm" svg:height="1.8cm" svg:x="8.9cm" svg:y="25.7cm">
          <text:p text:style-name="P1">选项C</text:p>
        </draw:ellipse>
        <draw:ellipse draw:style-name="gr1" draw:text-style-name="P1" draw:layer="layout" svg:width="2.7cm" svg:height="1.9cm" svg:x="5cm" svg:y="25.6cm">
          <text:p text:style-name="P1">选项D</text:p>
        </draw:ellipse>
        <draw:ellipse draw:style-name="gr1" draw:text-style-name="P1" draw:layer="layout" svg:width="2.7cm" svg:height="1.8cm" svg:x="2cm" svg:y="25.9cm">
          <text:p text:style-name="P1">选项E</text:p>
        </draw:ellipse>
        <draw:ellipse draw:style-name="gr1" draw:text-style-name="P1" draw:layer="layout" svg:width="2.6cm" svg:height="1.8cm" svg:x="2.1cm" svg:y="23.6cm">
          <text:p text:style-name="P1">选项F</text:p>
        </draw:ellipse>
        <draw:ellipse draw:style-name="gr1" draw:text-style-name="P1" draw:layer="layout" svg:width="2.5cm" svg:height="1.7cm" svg:x="2.1cm" svg:y="21.3cm">
          <text:p text:style-name="P1">题目编号</text:p>
        </draw:ellipse>
        <draw:ellipse draw:style-name="gr1" draw:text-style-name="P1" draw:layer="layout" svg:width="2.8cm" svg:height="1.7cm" svg:x="5.5cm" svg:y="21.3cm">
          <text:p text:style-name="P1">问题</text:p>
        </draw:ellipse>
        <draw:ellipse draw:style-name="gr1" draw:text-style-name="P1" draw:layer="layout" svg:width="2.7cm" svg:height="1.7cm" svg:x="9.1cm" svg:y="21.2cm">
          <text:p text:style-name="P1">问题类型</text:p>
        </draw:ellipse>
        <draw:ellipse draw:style-name="gr1" draw:text-style-name="P1" draw:layer="layout" svg:width="2.6cm" svg:height="1.8cm" svg:x="1cm" svg:y="14.6cm">
          <text:p text:style-name="P1">试卷编号</text:p>
        </draw:ellipse>
        <draw:line draw:style-name="gr2" draw:text-style-name="P1" draw:layer="layout" svg:x1="10.6cm" svg:y1="22.9cm" svg:x2="10.5cm" svg:y2="23.1cm">
          <text:p/>
        </draw:line>
        <draw:line draw:style-name="gr2" draw:text-style-name="P1" draw:layer="layout" svg:x1="13.7cm" svg:y1="22.7cm" svg:x2="12.1cm" svg:y2="23.2cm">
          <text:p/>
        </draw:line>
        <draw:line draw:style-name="gr2" draw:text-style-name="P1" draw:layer="layout" svg:x1="16.4cm" svg:y1="22.3cm" svg:x2="12.5cm" svg:y2="23.5cm">
          <text:p/>
        </draw:line>
        <draw:line draw:style-name="gr2" draw:text-style-name="P1" draw:layer="layout" svg:x1="15.6cm" svg:y1="24.1cm" svg:x2="12.5cm" svg:y2="24.1cm">
          <text:p/>
        </draw:line>
        <draw:line draw:style-name="gr2" draw:text-style-name="P1" draw:layer="layout" svg:x1="16.2cm" svg:y1="25.8cm" svg:x2="12.5cm" svg:y2="24.4cm">
          <text:p/>
        </draw:line>
        <draw:line draw:style-name="gr2" draw:text-style-name="P1" draw:layer="layout" svg:x1="12.9cm" svg:y1="25.7cm" svg:x2="12.1cm" svg:y2="24.9cm">
          <text:p/>
        </draw:line>
        <draw:line draw:style-name="gr2" draw:text-style-name="P1" draw:layer="layout" svg:x1="10.3cm" svg:y1="25.7cm" svg:x2="10.3cm" svg:y2="24.9cm">
          <text:p/>
        </draw:line>
        <draw:line draw:style-name="gr2" draw:text-style-name="P1" draw:layer="layout" svg:x1="7.1cm" svg:y1="25.7cm" svg:x2="9.1cm" svg:y2="24.9cm">
          <text:p/>
        </draw:line>
        <draw:line draw:style-name="gr2" draw:text-style-name="P1" draw:layer="layout" svg:x1="4.2cm" svg:y1="26.2cm" svg:x2="7.9cm" svg:y2="24.5cm">
          <text:p/>
        </draw:line>
        <draw:line draw:style-name="gr2" draw:text-style-name="P1" draw:layer="layout" svg:x1="4.7cm" svg:y1="24.5cm" svg:x2="7.9cm" svg:y2="24.1cm">
          <text:p/>
        </draw:line>
        <draw:line draw:style-name="gr2" draw:text-style-name="P1" draw:layer="layout" svg:x1="4.2cm" svg:y1="22.8cm" svg:x2="7.9cm" svg:y2="23.7cm">
          <text:p/>
        </draw:line>
        <draw:line draw:style-name="gr2" draw:text-style-name="P1" draw:layer="layout" svg:x1="8cm" svg:y1="22.7cm" svg:x2="8.8cm" svg:y2="23.2cm">
          <text:p/>
        </draw:line>
        <draw:ellipse draw:style-name="gr1" draw:text-style-name="P1" draw:layer="layout" svg:width="2.5cm" svg:height="1.6cm" svg:x="10cm" svg:y="1.7cm">
          <text:p text:style-name="P1">班级</text:p>
        </draw:ellipse>
        <draw:line draw:style-name="gr2" draw:text-style-name="P1" draw:layer="layout" svg:x1="11.4cm" svg:y1="3.3cm" svg:x2="11.7cm" svg:y2="6.6cm">
          <text:p/>
        </draw:line>
        <draw:ellipse draw:style-name="gr1" draw:text-style-name="P1" draw:layer="layout" svg:width="1.6cm" svg:height="2.9cm" svg:x="18.4cm" svg:y="21.1cm">
          <text:p text:style-name="P1">正</text:p>
          <text:p text:style-name="P1">确</text:p>
          <text:p text:style-name="P1">答</text:p>
          <text:p text:style-name="P1">案</text:p>
        </draw:ellipse>
        <draw:line draw:style-name="gr2" draw:text-style-name="P1" draw:layer="layout" svg:x1="18.3cm" svg:y1="22.5cm" svg:x2="12.5cm" svg:y2="23.7cm">
          <text:p/>
        </draw:line>
        <draw:ellipse draw:style-name="gr1" draw:text-style-name="P1" draw:layer="layout" svg:width="2.7cm" svg:height="1.4cm" svg:x="6.9cm" svg:y="27.3cm">
          <text:p text:style-name="P1">备注</text:p>
        </draw:ellipse>
        <draw:line draw:style-name="gr2" draw:text-style-name="P1" draw:layer="layout" svg:x1="9.6cm" svg:y1="24.8cm" svg:x2="8.1cm" svg:y2="27.3cm">
          <text:p/>
        </draw:line>
        <draw:ellipse draw:style-name="gr1" draw:text-style-name="P1" draw:layer="layout" svg:width="3.2cm" svg:height="1.1cm" svg:x="11.8cm" svg:y="27.6cm">
          <text:p text:style-name="P1">难度</text:p>
        </draw:ellipse>
        <draw:line draw:style-name="gr2" draw:text-style-name="P1" draw:layer="layout" svg:x1="11.3cm" svg:y1="24.8cm" svg:x2="12.8cm" svg:y2="27.6cm">
          <text:p/>
        </draw:line>
        <draw:ellipse draw:style-name="gr1" draw:text-style-name="P1" draw:layer="layout" svg:width="1.6cm" svg:height="1.8cm" svg:x="7.2cm" svg:y="3.3cm">
          <text:p text:style-name="P1">状态</text:p>
        </draw:ellipse>
        <draw:line draw:style-name="gr2" draw:text-style-name="P1" draw:layer="layout" svg:x1="8.5cm" svg:y1="5cm" svg:x2="9.3cm" svg:y2="6.6cm">
          <text:p/>
        </draw:line>
        <draw:ellipse draw:style-name="gr1" draw:text-style-name="P1" draw:layer="layout" svg:width="1.3cm" svg:height="2.7cm" svg:x="14.7cm" svg:y="2.7cm">
          <text:p text:style-name="P1">院系</text:p>
        </draw:ellipse>
        <draw:line draw:style-name="gr2" draw:text-style-name="P1" draw:layer="layout" svg:x1="14.8cm" svg:y1="5.1cm" svg:x2="12.4cm" svg:y2="6.6cm">
          <text:p/>
        </draw:line>
        <draw:line draw:style-name="gr2" draw:text-style-name="P1" draw:layer="layout" svg:x1="1.8cm" svg:y1="10.9cm" svg:x2="1.7cm" svg:y2="12.9cm">
          <text:p/>
        </draw:line>
        <draw:line draw:style-name="gr2" draw:text-style-name="P1" draw:layer="layout" svg:x1="3.8cm" svg:y1="12.5cm" svg:x2="3.4cm" svg:y2="13.2cm">
          <text:p/>
        </draw:line>
        <draw:line draw:style-name="gr2" draw:text-style-name="P1" draw:layer="layout" svg:x1="2.4cm" svg:y1="14.4cm" svg:x2="2.3cm" svg:y2="14.6cm">
          <text:p/>
        </draw:line>
        <draw:rect draw:style-name="gr1" draw:text-style-name="P1" draw:layer="layout" svg:width="3.3cm" svg:height="1.5cm" svg:x="15.8cm" svg:y="18.9cm">
          <text:p text:style-name="P1">院系</text:p>
        </draw:rect>
        <draw:ellipse draw:style-name="gr1" draw:text-style-name="P1" draw:layer="layout" svg:width="2.1cm" svg:height="1.5cm" svg:x="17.4cm" svg:y="16.5cm">
          <text:p text:style-name="P1">院系名</text:p>
        </draw:ellipse>
        <draw:line draw:style-name="gr2" draw:text-style-name="P1" draw:layer="layout" svg:x1="18.4cm" svg:y1="18cm" svg:x2="18.4cm" svg:y2="18.9cm">
          <text:p/>
        </draw:line>
        <draw:rect draw:style-name="gr1" draw:text-style-name="P1" draw:layer="layout" svg:width="2.9cm" svg:height="1.6cm" svg:x="12.9cm" svg:y="16.9cm">
          <text:p text:style-name="P1">专业</text:p>
        </draw:rect>
        <draw:ellipse draw:style-name="gr1" draw:text-style-name="P1" draw:layer="layout" svg:width="2.4cm" svg:height="1.5cm" svg:x="11.2cm" svg:y="14.7cm">
          <text:p text:style-name="P1">院系名</text:p>
        </draw:ellipse>
        <draw:ellipse draw:style-name="gr1" draw:text-style-name="P1" draw:layer="layout" svg:width="3cm" svg:height="1.4cm" svg:x="14.1cm" svg:y="15.1cm">
          <text:p text:style-name="P1">专业名</text:p>
        </draw:ellipse>
        <draw:line draw:style-name="gr2" draw:text-style-name="P1" draw:layer="layout" svg:x1="12.9cm" svg:y1="16.3cm" svg:x2="13.4cm" svg:y2="17.1cm">
          <text:p/>
        </draw:line>
        <draw:line draw:style-name="gr2" draw:text-style-name="P1" draw:layer="layout" svg:x1="15cm" svg:y1="16.4cm" svg:x2="15cm" svg:y2="16.9cm">
          <text:p/>
        </draw:line>
        <draw:ellipse draw:style-name="gr1" draw:text-style-name="P1" draw:layer="layout" svg:width="1.2cm" svg:height="2.9cm" svg:x="10cm" svg:y="13.6cm">
          <text:p text:style-name="P1">难</text:p>
          <text:p text:style-name="P1">度</text:p>
        </draw:ellipse>
        <draw:line draw:style-name="gr2" draw:text-style-name="P1" draw:layer="layout" svg:x1="8.7cm" svg:y1="16.6cm" svg:x2="10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AR PL UMing HK'" style:font-family-generic-asian="system" style:font-pitch-asian="variable" style:font-size-asian="24pt" style:language-asian="zh" style:country-asian="CN" style:font-family-complex="'AR PL UMing HK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5T08:54:24</meta:creation-date>
    <dc:date>2007-02-01T16:07:38</dc:date>
    <meta:editing-duration>PT1H34M2S</meta:editing-duration>
    <meta:editing-cycles>27</meta:editing-cycles>
    <meta:generator>OpenOffice/4.1.0$Linux OpenOffice.org_project/410m18$Build-9764</meta:generator>
    <meta:document-statistic meta:object-count="103"/>
  </office:meta>
</office:document-meta>
</file>